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ans-serif"/>
    <style:font-face style:name="Roboto" svg:font-family="Roboto, sans-serif"/>
    <style:font-face style:name="Segoe UI" svg:font-family="'Segoe UI', 'DejaVu Sans', 'Trebuchet MS', Verdana, sans-serif"/>
    <style:font-face style:name="dejavu sans mono" svg:font-family="'dejavu sans mono', monospace"/>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Arial" fo:font-size="12pt" fo:letter-spacing="normal"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Arial" fo:font-size="12pt" fo:letter-spacing="normal" fo:font-style="normal" style:text-underline-style="none" fo:font-weight="normal" officeooo:paragraph-rsid="00001c9d"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widows="1" fo:text-indent="0in" style:auto-text-indent="false"/>
      <style:text-properties fo:font-variant="normal" fo:text-transform="none" fo:color="#666666" style:font-name="Roboto" fo:font-size="10.5pt" fo:letter-spacing="normal"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text-align="start" style:justify-single-word="false" fo:widows="1" fo:text-indent="0in" style:auto-text-indent="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left="0in" fo:margin-right="0in" fo:text-align="start" style:justify-single-word="false" fo:widows="1" fo:text-indent="0in" style:auto-text-indent="false"/>
      <style:text-properties fo:font-variant="normal" fo:text-transform="none" fo:color="#000000" style:font-name="Arial" fo:font-size="12pt" fo:letter-spacing="normal" fo:font-style="normal" style:text-underline-style="none" fo:font-weight="normal" officeooo:paragraph-rsid="00001c9d"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left="0in" fo:margin-right="0in" fo:text-align="start" style:justify-single-word="false" fo:widows="1" fo:text-indent="0in" style:auto-text-indent="false"/>
      <style:text-properties fo:font-variant="normal" fo:text-transform="none" fo:color="#000000" style:font-name="Arial" fo:font-size="12pt" fo:letter-spacing="normal"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in" fo:margin-right="0in" fo:text-align="start" style:justify-single-word="false" fo:widows="1" fo:text-indent="0in" style:auto-text-indent="false"/>
      <style:text-properties fo:font-variant="normal" fo:text-transform="none" fo:color="#000000" style:font-name="Arial" fo:font-size="10.5pt" fo:letter-spacing="normal"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left="0in" fo:margin-right="0in" fo:text-align="start" style:justify-single-word="false" fo:widows="1" fo:text-indent="0in" style:auto-text-indent="false"/>
      <style:text-properties fo:font-variant="normal" fo:text-transform="none" fo:color="#666666" style:font-name="Roboto" fo:font-size="10.5pt" fo:letter-spacing="normal"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in" fo:margin-right="0in" fo:margin-top="0.1563in" fo:margin-bottom="0in" style:contextual-spacing="false" fo:text-indent="0in" style:auto-text-indent="false" fo:padding="0in" fo:border="none"/>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left="0in" fo:margin-right="0in" fo:margin-top="0.1563in" fo:margin-bottom="0in" style:contextual-spacing="false" fo:text-indent="0in" style:auto-text-indent="false" fo:padding="0in" fo:border="none"/>
      <style:text-properties fo:font-size="10.5pt"/>
    </style:style>
    <style:style style:name="P14" style:family="paragraph" style:parent-style-name="Text_20_body">
      <style:paragraph-properties fo:margin-left="0in" fo:margin-right="0in" fo:margin-top="0.1563in" fo:margin-bottom="0in" style:contextual-spacing="false" fo:text-indent="0in" style:auto-text-indent="false" fo:padding="0in" fo:border="non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left="0.2602in" fo:margin-right="0in" fo:margin-top="0in" fo:margin-bottom="0in" style:contextual-spacing="false" fo:text-indent="0in" style:auto-text-indent="false" fo:padding="0in" fo:border="non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left="0.2602in" fo:margin-right="0in" fo:margin-top="0.1563in" fo:margin-bottom="0in" style:contextual-spacing="false" fo:text-indent="0in" style:auto-text-indent="false" fo:padding="0in" fo:border="non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Heading_20_2">
      <style:paragraph-properties fo:margin-left="0in" fo:margin-right="0in" fo:text-align="start" style:justify-single-word="false" fo:widows="1" fo:text-indent="0in" style:auto-text-indent="false"/>
      <style:text-properties fo:font-variant="normal" fo:text-transform="none" fo:color="#000000" style:font-name="Arial" fo:font-size="12pt" fo:letter-spacing="-0.0102in"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Heading_20_2">
      <style:paragraph-properties fo:margin-left="0in" fo:margin-right="0in" fo:text-align="start" style:justify-single-word="false" fo:widows="1" fo:text-indent="0in" style:auto-text-indent="false"/>
      <style:text-properties fo:font-variant="normal" fo:text-transform="none" fo:color="#000000" style:font-name="Arial" fo:font-size="12pt" fo:letter-spacing="-0.0102in" fo:font-style="normal" style:text-underline-style="none" fo:font-weight="normal" officeooo:paragraph-rsid="00001c9d" style:font-size-asian="12pt" style:font-style-asian="normal" style:font-weight-asian="normal" style:font-size-complex="12pt" style:font-style-complex="normal" style:font-weight-complex="normal"/>
    </style:style>
    <style:style style:name="P19" style:family="paragraph" style:parent-style-name="Heading_20_2">
      <style:paragraph-properties fo:margin-left="0in" fo:margin-right="0in" fo:text-align="start" style:justify-single-word="false" fo:widows="1" fo:text-indent="0in" style:auto-text-indent="false"/>
      <style:text-properties fo:font-variant="normal" fo:text-transform="none" fo:color="#5e8ab4" style:font-name="Arial" fo:font-size="12pt" fo:letter-spacing="-0.0102in"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P20" style:family="paragraph" style:parent-style-name="Heading_20_5">
      <style:paragraph-properties fo:margin-left="0in" fo:margin-right="0in" fo:text-align="start" style:justify-single-word="false" fo:widows="1" fo:text-indent="0in" style:auto-text-indent="false"/>
      <style:text-properties fo:font-variant="normal" fo:text-transform="none" fo:color="#2980b9" style:font-name="Roboto" fo:font-size="13.5pt" fo:letter-spacing="-0.0102in"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P21" style:family="paragraph" style:parent-style-name="Heading_20_5">
      <style:paragraph-properties fo:margin-left="0in" fo:margin-right="0in" fo:text-align="start" style:justify-single-word="false" fo:widows="1" fo:text-indent="0in" style:auto-text-indent="false"/>
      <style:text-properties fo:font-variant="normal" fo:text-transform="none" fo:color="#000000" style:font-name="Arial" fo:font-size="12pt" fo:letter-spacing="-0.0102in"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P22" style:family="paragraph" style:parent-style-name="Heading_20_5">
      <style:paragraph-properties fo:margin-left="0in" fo:margin-right="0in" fo:margin-top="0.1043in" fo:margin-bottom="0.1043in" style:contextual-spacing="false" fo:text-align="start" style:justify-single-word="false" fo:widows="1" fo:text-indent="0in" style:auto-text-indent="false" fo:padding="0in" fo:border="none"/>
      <style:text-properties fo:font-variant="normal" fo:text-transform="none" fo:color="#2980b9" style:font-name="Roboto" fo:font-size="13.5pt" fo:letter-spacing="-0.0102in" fo:font-style="normal" fo:font-weight="normal"/>
    </style:style>
    <style:style style:name="P23" style:family="paragraph" style:parent-style-name="Heading_20_3">
      <style:paragraph-properties fo:margin-left="0in" fo:margin-right="0in" fo:text-align="start" style:justify-single-word="false" fo:widows="1" fo:text-indent="0in" style:auto-text-indent="false"/>
      <style:text-properties fo:font-variant="normal" fo:text-transform="none" fo:color="#000000" style:font-name="Arial" fo:font-size="12pt" fo:letter-spacing="normal" fo:font-style="normal" fo:font-weight="normal" officeooo:rsid="00001c9d" officeooo:paragraph-rsid="00001c9d" style:font-size-asian="12pt" style:font-size-complex="12pt"/>
    </style:style>
    <style:style style:name="P24" style:family="paragraph" style:parent-style-name="Heading_20_3">
      <style:paragraph-properties fo:margin-left="0in" fo:margin-right="0in" fo:text-align="start" style:justify-single-word="false" fo:widows="1" fo:text-indent="0in" style:auto-text-indent="false"/>
      <style:text-properties fo:font-variant="normal" fo:text-transform="none" fo:color="#000000" style:font-name="Arial" fo:font-size="12pt" fo:letter-spacing="normal"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P25" style:family="paragraph" style:parent-style-name="Heading_20_3">
      <style:paragraph-properties fo:margin-left="0in" fo:margin-right="0in" fo:text-align="start" style:justify-single-word="false" fo:widows="1" fo:text-indent="0in" style:auto-text-indent="false"/>
      <style:text-properties fo:font-variant="normal" fo:text-transform="none" fo:color="#666666" style:font-name="Roboto" fo:font-size="10.5pt" fo:letter-spacing="normal" fo:font-style="normal" style:text-underline-style="none" fo:font-weight="normal" officeooo:rsid="00001c9d" officeooo:paragraph-rsid="00001c9d" style:font-size-asian="12pt" style:font-style-asian="normal" style:font-weight-asian="normal" style:font-size-complex="12pt" style:font-style-complex="normal" style:font-weight-complex="normal"/>
    </style:style>
    <style:style style:name="T1" style:family="text">
      <style:text-properties officeooo:rsid="00001c9d"/>
    </style:style>
    <style:style style:name="T2" style:family="text">
      <style:text-properties fo:font-variant="normal" fo:text-transform="none" fo:color="#222222" style:font-name="dejavu sans mono" fo:font-size="8.25pt" fo:letter-spacing="normal" fo:font-style="normal" fo:font-weight="normal"/>
    </style:style>
    <style:style style:name="T3" style:family="text">
      <style:text-properties fo:font-variant="normal" fo:text-transform="none" fo:color="#222222" fo:letter-spacing="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font-size="8.25pt" fo:letter-spacing="normal" fo:font-style="normal" fo:font-weight="normal"/>
    </style:style>
    <style:style style:name="T6" style:family="text">
      <style:text-properties fo:font-variant="normal" fo:text-transform="none" fo:letter-spacing="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weight="normal"/>
    </style:style>
    <style:style style:name="T9" style:family="text">
      <style:text-properties fo:background-color="transparent" loext:char-shading-value="0" fo:padding="0in" fo:border="none"/>
    </style:style>
    <style:style style:name="T10" style:family="text">
      <style:text-properties fo:font-weight="bold" fo:background-color="transparent" loext:char-shading-value="0" fo:padding="0in" fo:border="none"/>
    </style:style>
    <style:style style:name="T11" style:family="text">
      <style:text-properties style:font-name="Montserrat" fo:font-size="14.25pt" fo:font-style="italic" fo:background-color="transparent" loext:char-shading-value="0" fo:padding="0in" fo:border="none"/>
    </style:style>
    <style:style style:name="T12" style:family="text">
      <style:text-properties style:font-name="Montserrat" fo:font-size="14.25pt" fo:background-color="transparent" loext:char-shading-value="0" fo:padding="0in" fo:border="none"/>
    </style:style>
    <style:style style:name="T13" style:family="text">
      <style:text-properties fo:color="#ffffff"/>
    </style:style>
    <style:style style:name="T14" style:family="text">
      <style:text-properties fo:color="#ffffff" style:font-name="Segoe UI"/>
    </style:style>
    <style:style style:name="T15" style:family="text">
      <style:text-properties fo:color="#ffffff" style:font-name="Segoe UI" fo:font-size="12pt"/>
    </style:style>
    <style:style style:name="T16" style:family="text">
      <style:text-properties fo:color="#ffffff" style:font-name="Segoe UI" fo:font-size="12pt" officeooo:rsid="00001c9d"/>
    </style:style>
    <style:style style:name="T17" style:family="text">
      <style:text-properties fo:color="#ffffff" style:font-name="Segoe UI" officeooo:rsid="00001c9d"/>
    </style:style>
    <style:style style:name="T18" style:family="text">
      <style:text-properties fo:color="#ffffff" fo:font-size="12pt"/>
    </style:style>
    <style:style style:name="T19" style:family="text">
      <style:text-properties fo:color="#ffffff" fo:font-size="12pt" officeooo:rsid="00001c9d"/>
    </style:style>
    <style:style style:name="T20" style:family="text">
      <style:text-properties fo:color="#ffffff" officeooo:rsid="00001c9d"/>
    </style:style>
    <style:style style:name="T21" style:family="text">
      <style:text-properties fo:color="#999999" style:font-name="Segoe UI" fo:font-size="16.5pt" fo:letter-spacing="-0.0102in" fo:padding="0in" fo:border="none"/>
    </style:style>
    <style:style style:name="T22" style:family="text">
      <style:text-properties fo:color="#999999" fo:font-size="16.5pt" fo:letter-spacing="-0.0102in" fo:padding="0in" fo:border="none"/>
    </style:style>
    <style:style style:name="T23" style:family="text">
      <style:text-properties fo:color="#999999" fo:letter-spacing="-0.0102in" fo:padding="0in" fo:border="none"/>
    </style:style>
    <style:style style:name="T24" style:family="text">
      <style:text-properties fo:letter-spacing="-0.0102in" fo:padding="0in" fo:border="none"/>
    </style:style>
    <style:style style:name="T25" style:family="text">
      <style:text-properties fo:letter-spacing="-0.0102in" style:text-underline-style="solid" style:text-underline-width="auto" style:text-underline-color="font-color" fo:padding="0in" fo:border="none"/>
    </style:style>
    <style:style style:name="T26" style:family="text">
      <style:text-properties fo:letter-spacing="-0.0102in" style:text-underline-style="solid" style:text-underline-width="auto" style:text-underline-color="font-color" fo:font-weight="bold" style:font-style-asian="normal" style:font-weight-asian="bold" style:font-style-complex="normal" style:font-weight-complex="bold" fo:padding="0in" fo:border="none"/>
    </style:style>
    <style:style style:name="T27" style:family="text">
      <style:text-properties fo:letter-spacing="-0.0102in" style:text-underline-style="solid" style:text-underline-width="auto" style:text-underline-color="font-color" fo:font-weight="bold" style:font-weight-asian="bold" style:font-weight-complex="bold" fo:padding="0in" fo:border="none"/>
    </style:style>
    <style:style style:name="T28" style:family="text">
      <style:text-properties fo:letter-spacing="-0.0102in" style:text-underline-style="none" fo:padding="0in" fo:border="none"/>
    </style:style>
    <style:style style:name="T29" style:family="text">
      <style:text-properties fo:letter-spacing="-0.0102in" style:text-underline-style="none" style:font-style-asian="normal" style:font-style-complex="normal" fo:padding="0in" fo:border="none"/>
    </style:style>
    <style:style style:name="T30" style:family="text">
      <style:text-properties fo:letter-spacing="-0.0102in" style:text-underline-style="none" style:font-style-asian="normal" style:font-weight-asian="normal" style:font-style-complex="normal" style:font-weight-complex="normal" fo:padding="0in" fo:border="none"/>
    </style:style>
    <style:style style:name="T31" style:family="text">
      <style:text-properties fo:letter-spacing="-0.0102in" style:text-underline-style="none" fo:font-weight="bold" style:font-style-asian="normal" style:font-weight-asian="bold" style:font-style-complex="normal" style:font-weight-complex="bold" fo:padding="0in" fo:border="none"/>
    </style:style>
    <style:style style:name="T32" style:family="text">
      <style:text-properties fo:letter-spacing="-0.0102in" style:text-underline-style="none" style:font-weight-asian="normal" style:font-weight-complex="normal" fo:padding="0in" fo:border="none"/>
    </style:style>
    <style:style style:name="T33" style:family="text">
      <style:text-properties fo:letter-spacing="-0.0102in" fo:font-style="italic" style:text-underline-style="none" style:font-style-asian="italic" style:font-style-complex="italic" fo:padding="0in" fo:border="none"/>
    </style:style>
    <style:style style:name="T34" style:family="text">
      <style:text-properties fo:letter-spacing="-0.0102in" fo:font-style="italic" style:text-underline-style="none" style:font-style-asian="italic" style:font-weight-asian="normal" style:font-style-complex="italic" style:font-weight-complex="normal" fo:padding="0in" fo:border="none"/>
    </style:style>
    <style:style style:name="T35" style:family="text">
      <style:text-properties fo:letter-spacing="-0.0102in" fo:font-style="italic" style:text-underline-style="solid" style:text-underline-width="auto" style:text-underline-color="font-color" fo:font-weight="bold" style:font-style-asian="italic" style:font-weight-asian="bold" style:font-style-complex="italic" style:font-weight-complex="bold" fo:padding="0in" fo:border="none"/>
    </style:style>
    <style:style style:name="T36" style:family="text">
      <style:text-properties fo:letter-spacing="-0.0102in" fo:font-style="italic" style:text-underline-style="solid" style:text-underline-width="auto" style:text-underline-color="font-color" style:font-style-asian="italic" style:font-style-complex="italic" fo:padding="0in" fo:border="none"/>
    </style:style>
    <style:style style:name="T37" style:family="text">
      <style:text-properties fo:letter-spacing="-0.0102in" fo:font-style="italic" style:text-underline-style="solid" style:text-underline-width="auto" style:text-underline-color="font-color" style:font-style-asian="italic" style:font-weight-asian="normal" style:font-style-complex="italic" style:font-weight-complex="normal" fo:padding="0in" fo:border="none"/>
    </style:style>
    <style:style style:name="T38" style:family="text">
      <style:text-properties fo:letter-spacing="-0.0102in" fo:font-style="italic" style:font-style-asian="italic" style:font-weight-asian="normal" style:font-style-complex="italic" style:font-weight-complex="normal" fo:padding="0in" fo:border="none"/>
    </style:style>
    <style:style style:name="T39" style:family="text">
      <style:text-properties fo:letter-spacing="-0.0102in" fo:font-weight="bold" style:font-style-asian="normal" style:font-weight-asian="bold" style:font-style-complex="normal" style:font-weight-complex="bold"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text:p>
      <text:p text:style-name="P3"/>
      <text:p text:style-name="P2">Banner:</text:p>
      <text:p text:style-name="P6"><text:span text:style-name="T6">“Una invención debe plantarse en el suelo fértil de una legislación favorable. </text:span><text:line-break/><text:span text:style-name="T6">Cultivarse con esmero por parte de un buen profesional de las patentes.</text:span></text:p>
      <text:p text:style-name="P3">Protegerse de las plagas de los imitadores por jueces especializados.</text:p>
      <text:p text:style-name="P3">Y, finalmente, recoger sus frutos por empresas y organismos públicos, para disfrute de la sociedad”</text:p>
      <text:p text:style-name="P3"/>
      <text:h text:style-name="P17" text:outline-level="2">Tu socio estratégico en <text:span text:style-name="T9">IP</text:span></text:h>
      <text:p text:style-name="P3"/>
      <text:p text:style-name="P2">Blocks:</text:p>
      <text:p text:style-name="P4"><text:span text:style-name="T1">1.</text:span>Firma altamente especializada en patentes, principalmente en sectores tales como: biotecnología, química, farmacia, medicina, alimentación y energías alternativas.</text:p>
      <text:p text:style-name="P4"/>
      <text:p text:style-name="P4"><text:span text:style-name="T1">2. </text:span>Ayudamos al innovador a elegir la modalidad de protección más adecuada a cada invención, gracias a una extensa cartera de servicios tanto de tramitación como de información, en todas las modalidades de propiedad industrial.</text:p>
      <text:p text:style-name="P4"/>
      <text:p text:style-name="P4"><text:span text:style-name="T1">3. </text:span>Análisis de los resultados de los proyectos de I+D+i asesorando, según las características del propio proyecto y su estado de desarrollo, sobre la modalidad de protección más adecuada y al menor coste, en el ámbito nacional e internacional.</text:p>
      <text:p text:style-name="P4"/>
      <text:p text:style-name="P4"/>
      <text:p text:style-name="P4"><text:span text:style-name="T1">LA FIRMA</text:span></text:p>
      <text:p text:style-name="P4"/>
      <text:h text:style-name="P18" text:outline-level="2">MIAPatents tu gestor de IP</text:h>
      <text:p text:style-name="P7">Manuel Illescas Asociados (MIAPatents) es una firma de propiedad industrial que ofrece a sus clientes un asesoramiento integral, individualizado y personal. Prestamos especial atención a las patentes de los sectores biotecnológico, farmacéutico, químico, biomédico, energético, medioambiental e informático (protección software-hardware).</text:p>
      <text:p text:style-name="P11">La empresa cuenta con dos sedes: en Madrid y en Bilbao. Su mayor activo radica en la combinación de la alta cualificación técnica y la experiencia técnico-legal de sus asociados, liderados por Manuel Illescas, agente europeo de patentes y socio director de la firma, que ha desarrollado una dilatada carrera profesional de más de 30 años en el ámbito de la propiedad industrial, en los sectores público y privado.</text:p>
      <text:p text:style-name="P11">MIAPatents es una firma involucrada con los proyectos y los problemas de sus clientes, capaz de ofrecer un asesoramiento, a nivel mundial, en materia de propiedad industrial, con una gestión centralizada en la que priman criterios tales como: profesionalidad, especialización técnica, capacidades lingüísticas, fiabilidad y agilidad de plazos.</text:p>
      <text:p text:style-name="P11">Los proyectos de los clientes se gestionan por un asociado, adscrito al mismo en función de su especialización técnica, siguiendo siempre una estrategia de gestión donde prima la racionalización del trabajo y de los recursos, así como la alta calidad en el servicio.</text:p>
      <text:p text:style-name="P4"/>
      <text:p text:style-name="P2">Manuel Illescas </text:p>
      <text:p text:style-name="P1"/>
      <text:h text:style-name="P21" text:outline-level="5"><text:soft-page-break/>SOCIO DIRECTOR</text:h>
      <text:p text:style-name="P15">Doctor en Bioquímica. Universidad Complutense, Madrid (1992).</text:p>
      <text:p text:style-name="P16">Máster en Ingeniería Ambiental. E.O.I., Madrid (1992).</text:p>
      <text:p text:style-name="P16">Agente Español de la Propiedad Industrial, autorizado a actuar ante la OEPM y la OAMI, desde 1998.</text:p>
      <text:p text:style-name="P16">Agente Europeo de Patentes, desde 2007.</text:p>
      <text:p text:style-name="P16"/>
      <text:p text:style-name="P8">Inicia su carrera profesional en el mundo de la investigación biomédica recibiendo diversas becas para la realización de su tesis doctoral.</text:p>
      <text:p text:style-name="P14">Accede por oposición al cuerpo de titulados superiores de la Oficina Española de Patentes y Marcas (OEPM) en la que ejerce durante 8 años de examinador.</text:p>
      <text:p text:style-name="P14">En 1993 se incorpora la firma Elzaburu, empresa que deja en 2007, como socio senior. En esa fecha funda González-Bueno &amp; Illescas, que en 2013 pasa a ser la actual MIAPatents.</text:p>
      <text:p text:style-name="P14">Es ponente habitual en seminarios y cursos sobre propiedad industrial e innovación y, en la actualidad, a su experiencia en el mundo de la propiedad industrial, ha unido su inquietud por los proyectos de investigación en el sector de la biotecnología, mediante la participación como accionista y consejero en diversas compañías de capital-semilla: Inverbio (2005) y Cross Road Biotech (2007); así como director científico de otras (SJT Molecular Research, 2013).</text:p>
      <text:p text:style-name="P14">Es miembro de diversas organizaciones y asociaciones: Colegio Oficial de Agentes de la Propiedad Industrial de España; Colegio Oficial de Biólogos de España; AIPPI; FICPI; AGESORPI; AIPLA y EPI.</text:p>
      <text:p text:style-name="P2"/>
      <text:h text:style-name="P23" text:outline-level="3"><text:a xlink:type="simple" xlink:href="http://miapatents.com/firma.php?lang=es#"><text:span text:style-name="T30">Gwion Harfoot</text:span></text:a></text:h>
      <text:h text:style-name="P21" text:outline-level="5">ASOCIADO</text:h>
      <text:p text:style-name="P16">Doctor en Química, Australian National University, Canberra, Australia (2004).</text:p>
      <text:p text:style-name="P16">Licenciado en Ciencia Químicas. University of Waikato, Hamilton, Nueva Zelanda (2000).</text:p>
      <text:p text:style-name="P14">Se incorporó a MIAPatents en 2012 donde se ha especializado en el área de invenciones químico-farmacéuticas, donde su actividad se centra en la redacción de patentes, informes de patentabilidad, estudios de infracción y libertad de operación, y tramitación de solicitudes ante la Oficina Española de Patentes y Marcas (OEPM), la Oficina Europea de Patentes, la Organización Mundial de la Propiedad Industrial (OMPI), así como ante distintas oficinas de patentes en el extranjero.</text:p>
      <text:p text:style-name="P12"><text:soft-page-break/>Comenzó su formación en la propiedad intelectual en una firma Alemana con sede en Munich, tras una beca posdoctoral: “Alexander von Humboldt” en la RWTH Aachen University en Aquisgrán, Alemania. Se doctoró en la Australian National University en Canberra, Australia, tras licenciarse en la University of Waikato en Hamilton, Nueva Zelanda. Es autor de publicaciones en varias revistas científicas de alto impacto y ha presentado sus trabajos en distintos congresos internacionales.</text:p>
      <text:p text:style-name="P2"/>
      <text:h text:style-name="P23" text:outline-level="3"><text:a xlink:type="simple" xlink:href="http://miapatents.com/firma.php?lang=es#"><text:span text:style-name="T30">Juan de Justo</text:span></text:a></text:h>
      <text:h text:style-name="P21" text:outline-level="5">ASOCIADO</text:h>
      <text:p text:style-name="P15">Licenciado en Ciencias Físicas. Universidad Autónoma, Madrid (1999).</text:p>
      <text:p text:style-name="P16">Audio Engineering Degree (primer ciclo). Middlesex University, Londres (2002).</text:p>
      <text:p text:style-name="P14">Juan De Justo se inicia en el campo de la propiedad industrial en la última etapa de sus estudios universitarios. Posteriormente se incorpora a la compañía Jacobacci &amp; Partners, para la que trabaja durante casi 10 años y donde adquiere una amplia experiencia en propiedad industrial, especializándose en invenciones pertenecientes al campo de energías alternativas, de electrónica y de mecánica.</text:p>
      <text:p text:style-name="P8">En 2010 se convierte en socio de la firma para la que venía trabajando y en el año 2011 pasa a ser perito judicial del Colegio Oficial de Físicos, especialista en propiedad industrial.</text:p>
      <text:p text:style-name="P14">Antes de incorporarse a MIAPatents ejerce durante un breve periodo de tiempo como consultor técnico freelance de propiedad industrial.</text:p>
      <text:p text:style-name="P14">En su puesto actual asesora y gestiona la propiedad industrial de empresas, universidades y diferentes grupos de investigación, estudiando la patentabilidad de sus proyectos, redactando memorias de patente, realizando dictámenes de infracción (FTO, Freedom to Operate) y tramitando solicitudes de patente, tanto ante la Oficina Española de Patentes y Marcas (OEPM), la Oficina Europea de Patentes y la Organización Mundial de la Propiedad Industrial (OMPI), como ante distintas oficinas de patentes en el extranjero.</text:p>
      <text:p text:style-name="P14">Es miembro del Colegio Oficial de Físicos de España y actúa como perito judicial del Colegio Oficial de Físicos, especializado en propiedad industrial.</text:p>
      <text:h text:style-name="P23" text:outline-level="3"><text:a xlink:type="simple" xlink:href="http://miapatents.com/firma.php?lang=es#"><text:span text:style-name="T30">Lorena Vega</text:span></text:a></text:h>
      <text:p text:style-name="P2"/>
      <text:h text:style-name="P21" text:outline-level="5">ASOCIADO</text:h>
      <text:p text:style-name="P15">Licenciada en Bioquímica, Universidad de Salamanca (2003).</text:p>
      <text:p text:style-name="P16">Diploma de Estudios Avanzados (DEA) en Microbiología y Genética Moleculares, Universidad de Salamanca (2007).</text:p>
      <text:p text:style-name="P16">Doctora en Bioquímica, Instituto de Biología Funcional y Genómica (IBFG), CSIC / <text:soft-page-break/>Universidad de Salamanca (2010).</text:p>
      <text:p text:style-name="P16">Executive Master en Innovación. Escuela de Organización Industrial (EOI Business School), Madrid (2013).</text:p>
      <text:p text:style-name="P8">Lorena Vega inicia su actividad profesional como investigadora en el IBFG, centro mixto CSIC / Universidad de Salamanca, donde lleva a cabo su doctorado, y posteriormente en el Hospital Universitario de Cruces, en Vizcaya.</text:p>
      <text:p text:style-name="P14">En 2012 se incorpora a VLPbio The Vaccines Company, donde trabaja como responsable del laboratorio de I+D y del departamento de IP, gestionando la cartera de patentes de la compañía y realizando informes de vigilancia tecnológica.</text:p>
      <text:p text:style-name="P14">Desde 2014 forma parte de MIAPatents donde realiza estudios de patentabilidad, redacción y tramitación de patentes y estudios de infracción (FTO, Freedom to Operate).</text:p>
      <text:p text:style-name="P14">Ha publicado en revistas científicas tales como J. Biochemical Chemistry y Mol. Microbiology, entre otras, y ha presentado sus trabajos en distintos congresos internacionales.</text:p>
      <text:p text:style-name="P2"/>
      <text:p text:style-name="P2">SERVICIOS<text:tab/></text:p>
      <text:h text:style-name="P19" text:outline-level="2"><text:span text:style-name="T9">“</text:span><text:span text:style-name="T11">Proteger la innovación hoy es asegurar el futuro el día de mañana”</text:span><text:span text:style-name="T12"><text:line-break/><text:line-break/>M. Illescas</text:span></text:h>
      <text:h text:style-name="P24" text:outline-level="3"><text:a xlink:type="simple" xlink:href="http://miapatents.com/servicios.php?lang=es#"><text:span text:style-name="T21">Patentes y modelos de utilidad</text:span></text:a></text:h>
      <text:h text:style-name="P20" text:outline-level="5">REDACCIÓN Y TRAMITACIÓN DE SOLICITUDES DE PATENTES Y MODELOS DE UTILIDAD</text:h>
      <text:p text:style-name="P13">Redactamos la memoria de una patente o de un modelo de utilidad basándonos en la información que proporciona el cliente, con quien establecemos una estrecha colaboración vía telefónica, por videoconferencia, correo electrónico o en reuniones personales. La información técnica acerca de la invención que se va a patentar se complementa eventualmente con búsquedas a medida, realizadas por nuestro personal o por nuestros colaboradores externos.</text:p>
      <text:p text:style-name="P13">MIAPatents gestiona directamente la tramitación de solicitudes de patentes europeas, españolas e internacionales (PCT), así como de cualquier otro país en el que se quiera obtener la protección, donde contamos con una red de asociados extranjeros de confianza, lo que nos permite ofrecer unos servicios de tramitación de alta calidad en todo el mundo.</text:p>
      <text:h text:style-name="P22" text:outline-level="5">INFORMES DE PATENTABILIDAD</text:h>
      <text:p text:style-name="P13">Elaboramos informes a medida sobre patentabilidad valorando, frente al estado de la técnica aportado por el cliente u obtenido por nuestros técnicos, si una invención cumple con los requisitos de patentabilidad y cuál es el alcance de la protección que puede obtenerse.</text:p>
      <text:h text:style-name="P22" text:outline-level="5"><text:soft-page-break/>INFORMES DE LIBERTAD DE OPERACIÓN (FREEDOM TO OPERATE, FTO)</text:h>
      <text:p text:style-name="P13">MIAPatents cuenta con una dilatada y demostrada experiencia en evaluar el riesgo de infracción de los derechos de terceros por parte de un determinado producto o actividad. Estos informes resultan cruciales antes de cada nuevo lanzamiento al mercado.</text:p>
      <text:h text:style-name="P22" text:outline-level="5">VIGILANCIA TECNOLÓGICA</text:h>
      <text:p text:style-name="P13">Además de los servicios tradicionales de tramitación de patentes ofrecemos sistemas de alerta globales que permiten obtener información actualizada de nuevas solicitudes de patentes y diseños en determinados sectores tecnológicos.</text:p>
      <text:h text:style-name="P24" text:outline-level="3"><text:a xlink:type="simple" xlink:href="http://miapatents.com/servicios.php?lang=es#"><text:span text:style-name="T21">Marcas y diseños</text:span></text:a></text:h>
      <text:p text:style-name="P9">En MIAPatents asesoramos en la protección de nuevas marcas y diseños, minimizando los riegos de infracción de derechos de terceros.</text:p>
      <text:p text:style-name="P13">Presentamos y tramitamos registros en la Oficina Española de Patentes y Marcas (OEPM), la Oficina de Armonización del Mercado Interior (OAMI) y la Organización Mundial de la Propiedad Intelectual (OMPI). Ofrecemos además búsquedas de antecedentes y estudios de infracción y nulidad.</text:p>
      <text:p text:style-name="P13">En paralelo ayudamos en la protección y registro de nombres de dominio.</text:p>
      <text:h text:style-name="P24" text:outline-level="3"><text:a xlink:type="simple" xlink:href="http://miapatents.com/servicios.php?lang=es#"><text:span text:style-name="T21">Propiedad intelectual</text:span></text:a></text:h>
      <text:p text:style-name="P5">En MIAPatents protegemos los derechos de artistas y creadores, en especial los desarrollos de software, a través de estrategias de protección ad hoc que pueden incluir registros de propiedad intelectual.</text:p>
      <text:h text:style-name="P25" text:outline-level="3"><text:a xlink:type="simple" xlink:href="http://miapatents.com/servicios.php?lang=es#"><text:span text:style-name="T21">Asesoría legal</text:span></text:a></text:h>
      <text:p text:style-name="P10">Nuestra firma cuenta con una amplia experiencia en asuntos legales relacionados con la defensa de derechos en tribunales, elaboración de dictámenes y segundas opiniones jurídicas, informes periciales, contratos y licencias.</text:p>
      <text:p text:style-name="P13">Presentamos y tramitamos las oposiciones y recursos ante la Oficina Europea de Patentes y ante la Oficina Española de Patentes y Marcas, y gracias a nuestros asociados extranjeros, podemos asesorar en procedimientos similares en otras jurisdicciones, incluyendo los Estados Unidos.</text:p>
      <text:p text:style-name="P13">Por la experiencia de su equipo MIAPatents ofrece asistencia en procedimientos de anulación e infracción de patentes y marcas. Habitualmente su personal participa en litigios en materia de patentes y marcas como peritos y colaborando con despachos externos especializados en este tipo de procesos.</text:p>
      <text:p text:style-name="P13">Asimismo orientamos en la negociación de licencias de patentes y marcas, contratos de transferencia de tecnología, contratos de confidencialidad y cláusulas de protección de las invenciones en contratos laboral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tserrat" svg:font-family="Montserrat, sans-serif"/>
    <style:font-face style:name="Roboto" svg:font-family="Roboto, sans-serif"/>
    <style:font-face style:name="Segoe UI" svg:font-family="'Segoe UI', 'DejaVu Sans', 'Trebuchet MS', Verdana, sans-serif"/>
    <style:font-face style:name="dejavu sans mono" svg:font-family="'dejavu sans mono', monospace"/>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5:38:56.412894647</meta:creation-date>
    <dc:date>2015-05-11T15:47:18.214507721</dc:date>
    <meta:editing-duration>P0D</meta:editing-duration>
    <meta:editing-cycles>1</meta:editing-cycles>
    <meta:document-statistic meta:table-count="0" meta:image-count="0" meta:object-count="0" meta:page-count="5" meta:paragraph-count="75" meta:word-count="1667" meta:character-count="11278" meta:non-whitespace-character-count="9682"/>
    <meta:generator>LibreOffice/4.2.8.2$Linux_X86_64 LibreOffice_project/420m0$Build-2</meta:generator>
  </office:meta>
</office:document-meta>
</file>